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06c01"/>
    </style:style>
    <style:style style:name="P2" style:family="paragraph" style:parent-style-name="Standard">
      <style:text-properties officeooo:paragraph-rsid="0001bf74"/>
    </style:style>
    <style:style style:name="P3" style:family="paragraph" style:parent-style-name="Standard">
      <style:text-properties officeooo:paragraph-rsid="000a180a"/>
    </style:style>
    <style:style style:name="P4" style:family="paragraph" style:parent-style-name="Standard">
      <style:text-properties officeooo:paragraph-rsid="00090db5"/>
    </style:style>
    <style:style style:name="P5" style:family="paragraph" style:parent-style-name="Standard">
      <style:text-properties officeooo:paragraph-rsid="000e5e00"/>
    </style:style>
    <style:style style:name="T1" style:family="text">
      <style:text-properties officeooo:rsid="0001bf74"/>
    </style:style>
    <style:style style:name="T2" style:family="text">
      <style:text-properties officeooo:rsid="0002e0b5"/>
    </style:style>
    <style:style style:name="T3" style:family="text">
      <style:text-properties officeooo:rsid="000642be"/>
    </style:style>
    <style:style style:name="T4" style:family="text">
      <style:text-properties officeooo:rsid="00090db5"/>
    </style:style>
    <style:style style:name="T5" style:family="text">
      <style:text-properties officeooo:rsid="000a180a"/>
    </style:style>
    <style:style style:name="T6" style:family="text">
      <style:text-properties officeooo:rsid="000bf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zero no currency</text:span>: <text:a xlink:type="simple" xlink:href="py3o://function=%22format_currency(zero,%20format='#')%22" text:style-name="Internet_20_link" text:visited-style-name="Visited_20_Internet_20_Link"><text:span text:style-name="T5">function="format_currency(zero, format='#')"</text:span></text:a></text:p>
      <text:p text:style-name="P3"><text:span text:style-name="T5">zero_float no currency: </text:span><text:a xlink:type="simple" xlink:href="py3o://function=%22format_currency(zero_float,%20format='#')%22" text:style-name="Internet_20_link" text:visited-style-name="Visited_20_Internet_20_Link"><text:span text:style-name="T5">function="format_currency(zero_float, format='#')"</text:span></text:a></text:p>
      <text:p text:style-name="P3"><text:span text:style-name="T5">zero EUR</text:span>: <text:a xlink:type="simple" xlink:href="py3o://function=%22format_currency(zero,%20'EUR')%22" text:style-name="Internet_20_link" text:visited-style-name="Visited_20_Internet_20_Link"><text:span text:style-name="T5">function="format_currency(zero, 'EUR')"</text:span></text:a></text:p>
      <text:p text:style-name="P3"><text:span text:style-name="T5">zero_float EUR: </text:span><text:a xlink:type="simple" xlink:href="py3o://function=%22format_currency(zero_float,%20'EUR')%22" text:style-name="Internet_20_link" text:visited-style-name="Visited_20_Internet_20_Link"><text:span text:style-name="T5">function="format_currency(zero_float, 'EUR')"</text:span></text:a></text:p>
      <text:p text:style-name="P2"><text:span text:style-name="T6">one USD: </text:span><text:a xlink:type="simple" xlink:href="py3o://function=%22format_currency(one,%20'USD')%22" text:style-name="Internet_20_link" text:visited-style-name="Visited_20_Internet_20_Link"><text:span text:style-name="T6">function="format_currency(one, 'USD')"</text:span></text:a></text:p>
      <text:p text:style-name="P2"><text:span text:style-name="T6">poor EUR: </text:span><text:a xlink:type="simple" xlink:href="py3o://function=%22format_currency(poor,%20'EUR')%22" text:style-name="Internet_20_link" text:visited-style-name="Visited_20_Internet_20_Link"><text:span text:style-name="T6">function="format_currency(poor, 'EUR')"</text:span></text:a></text:p>
      <text:p text:style-name="P4"><text:span text:style-name="T6">rich EUR: </text:span><text:a xlink:type="simple" xlink:href="py3o://function=%22format_currency(rich,%20'EUR')%22" text:style-name="Internet_20_link" text:visited-style-name="Visited_20_Internet_20_Link"><text:span text:style-name="T6">function="format_currency(rich, 'EUR')"</text:span></text:a></text:p>
      <text:p text:style-name="P5"><text:span text:style-name="T6">rich EUR in French: </text:span><text:a xlink:type="simple" xlink:href="py3o://function=%22format_currency(rich,%20'EUR',%20locale='fr_FR')%22" text:style-name="Internet_20_link" text:visited-style-name="Visited_20_Internet_20_Link"><text:span text:style-name="T6">function="format_currency(rich, 'EUR', locale='fr_FR'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2:01:07.916007671</meta:creation-date>
    <dc:date>2018-11-30T15:26:59.525210592</dc:date>
    <dc:creator>Houzéfa Abbasbhay</dc:creator>
    <meta:editing-duration>PT2H11M3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7" meta:character-count="466" meta:non-whitespace-character-count="437"/>
  </office:meta>
</office:document-meta>
</file>